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5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Stepper motor</text:p>
          </table:table-cell>
          <table:table-cell table:number-columns-repeated="2" office:value-type="string" calcext:value-type="string">
            <text:p>Holding torqu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ide length</text:p>
          </table:table-cell>
        </table:table-row>
        <table:table-row table:style-name="ro1">
          <table:table-cell/>
          <table:table-cell office:value-type="string" calcext:value-type="string">
            <text:p>[g cm]</text:p>
          </table:table-cell>
          <table:table-cell office:value-type="string" calcext:value-type="string">
            <text:p>[Nm]</text:p>
          </table:table-cell>
          <table:table-cell office:value-type="string" calcext:value-type="string">
            <text:p>[A]</text:p>
          </table:table-cell>
          <table:table-cell office:value-type="string" calcext:value-type="string">
            <text:p>[V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cm^3]</text:p>
          </table:table-cell>
          <table:table-cell office:value-type="string" calcext:value-type="string">
            <text:p>[cm]</text:p>
          </table:table-cell>
        </table:table-row>
        <table:table-row table:style-name="ro1">
          <table:table-cell office:value-type="string" calcext:value-type="string">
            <text:p>https://www.pololu.com/product/1200</text:p>
          </table:table-cell>
          <table:table-cell office:value-type="float" office:value="3200" calcext:value-type="float">
            <text:p>3200</text:p>
          </table:table-cell>
          <table:table-cell table:style-name="ce1" table:formula="of:=[.B3]/100/1000*9.81" office:value-type="float" office:value="0.31392" calcext:value-type="float">
            <text:p>0.3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formula="of:=4.23^2*4.8" office:value-type="float" office:value="85.88592" calcext:value-type="float">
            <text:p>85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https://www.pololu.com/product/1204</text:p>
          </table:table-cell>
          <table:table-cell office:value-type="float" office:value="180" calcext:value-type="float">
            <text:p>180</text:p>
          </table:table-cell>
          <table:table-cell table:style-name="ce1" table:formula="of:=[.B4]/100/1000*9.81" office:value-type="float" office:value="0.017658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60" calcext:value-type="float">
            <text:p>60</text:p>
          </table:table-cell>
          <table:table-cell table:formula="of:=2.2^2*1.5" office:value-type="float" office:value="7.26" calcext:value-type="float">
            <text:p>7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www.pololu.com/product/1205</text:p>
          </table:table-cell>
          <table:table-cell office:value-type="float" office:value="600" calcext:value-type="float">
            <text:p>600</text:p>
          </table:table-cell>
          <table:table-cell table:style-name="ce1" table:formula="of:=[.B5]/100/1000*9.81" office:value-type="float" office:value="0.0588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3.5" calcext:value-type="float">
            <text:p>3.5</text:p>
          </table:table-cell>
          <table:table-cell office:value-type="float" office:value="110" calcext:value-type="float">
            <text:p>110</text:p>
          </table:table-cell>
          <table:table-cell table:formula="of:=2.8^2*3.2" office:value-type="float" office:value="25.088" calcext:value-type="float">
            <text:p>25.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https://www.pololu.com/product/1206</text:p>
          </table:table-cell>
          <table:table-cell office:value-type="float" office:value="950" calcext:value-type="float">
            <text:p>950</text:p>
          </table:table-cell>
          <table:table-cell table:style-name="ce1" table:formula="of:=[.B6]/100/1000*9.81" office:value-type="float" office:value="0.093195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office:value-type="float" office:value="4.5" calcext:value-type="float">
            <text:p>4.5</text:p>
          </table:table-cell>
          <table:table-cell office:value-type="float" office:value="140" calcext:value-type="float">
            <text:p>140</text:p>
          </table:table-cell>
          <table:table-cell table:formula="of:=2.8^2*4.5" office:value-type="float" office:value="35.28" calcext:value-type="float">
            <text:p>35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https://www.pololu.com/product/1207</text:p>
          </table:table-cell>
          <table:table-cell office:value-type="float" office:value="650" calcext:value-type="float">
            <text:p>650</text:p>
          </table:table-cell>
          <table:table-cell table:style-name="ce1" table:formula="of:=[.B7]/100/1000*9.81" office:value-type="float" office:value="0.063765" calcext:value-type="float">
            <text:p>0.06</text:p>
          </table:table-cell>
          <table:table-cell office:value-type="float" office:value="0.28" calcext:value-type="float">
            <text:p>0.28</text:p>
          </table:table-cell>
          <table:table-cell office:value-type="float" office:value="7.4" calcext:value-type="float">
            <text:p>7.4</text:p>
          </table:table-cell>
          <table:table-cell office:value-type="float" office:value="130" calcext:value-type="float">
            <text:p>130</text:p>
          </table:table-cell>
          <table:table-cell table:formula="of:=3.5^2*2.6" office:value-type="float" office:value="31.85" calcext:value-type="float">
            <text:p>31.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https://www.pololu.com/product/1208</text:p>
          </table:table-cell>
          <table:table-cell office:value-type="float" office:value="1000" calcext:value-type="float">
            <text:p>1000</text:p>
          </table:table-cell>
          <table:table-cell table:style-name="ce1" table:formula="of:=[.B8]/100/1000*9.81" office:value-type="float" office:value="0.0981" calcext:value-type="float">
            <text:p>0.1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formula="of:=3.5^2*2.8" office:value-type="float" office:value="34.3" calcext:value-type="float">
            <text:p>34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https://www.pololu.com/product/1209</text:p>
          </table:table-cell>
          <table:table-cell office:value-type="float" office:value="1400" calcext:value-type="float">
            <text:p>1400</text:p>
          </table:table-cell>
          <table:table-cell table:style-name="ce1" table:formula="of:=[.B9]/100/1000*9.81" office:value-type="float" office:value="0.1373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80" calcext:value-type="float">
            <text:p>180</text:p>
          </table:table-cell>
          <table:table-cell table:formula="of:=3.5^2*3.6" office:value-type="float" office:value="44.1" calcext:value-type="float">
            <text:p>44.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https://www.pololu.com/product/1472</text:p>
          </table:table-cell>
          <table:table-cell office:value-type="float" office:value="9000" calcext:value-type="float">
            <text:p>9000</text:p>
          </table:table-cell>
          <table:table-cell table:style-name="ce1" table:formula="of:=[.B10]/100/1000*9.81" office:value-type="float" office:value="0.8829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700" calcext:value-type="float">
            <text:p>700</text:p>
          </table:table-cell>
          <table:table-cell table:formula="of:=5.64^2*5.6" office:value-type="float" office:value="178.13376" calcext:value-type="float">
            <text:p>178.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1473</text:p>
          </table:table-cell>
          <table:table-cell office:value-type="float" office:value="9000" calcext:value-type="float">
            <text:p>9000</text:p>
          </table:table-cell>
          <table:table-cell table:style-name="ce1" table:formula="of:=[.B11]/100/1000*9.81" office:value-type="float" office:value="0.8829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700" calcext:value-type="float">
            <text:p>700</text:p>
          </table:table-cell>
          <table:table-cell table:formula="of:=5.64^2*5.6" office:value-type="float" office:value="178.13376" calcext:value-type="float">
            <text:p>178.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1474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B12]/100/1000*9.81" office:value-type="float" office:value="1.2753" calcext:value-type="float">
            <text:p>1.28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700" calcext:value-type="float">
            <text:p>700</text:p>
          </table:table-cell>
          <table:table-cell table:formula="of:=5.64^2*5.6" office:value-type="float" office:value="178.13376" calcext:value-type="float">
            <text:p>178.1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1475</text:p>
          </table:table-cell>
          <table:table-cell office:value-type="float" office:value="14000" calcext:value-type="float">
            <text:p>14000</text:p>
          </table:table-cell>
          <table:table-cell table:style-name="ce1" table:formula="of:=[.B13]/100/1000*9.81" office:value-type="float" office:value="1.3734" calcext:value-type="float">
            <text:p>1.3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000" calcext:value-type="float">
            <text:p>1000</text:p>
          </table:table-cell>
          <table:table-cell table:formula="of:=5.64^2*7.6" office:value-type="float" office:value="241.75296" calcext:value-type="float">
            <text:p>241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1476</text:p>
          </table:table-cell>
          <table:table-cell office:value-type="float" office:value="4000" calcext:value-type="float">
            <text:p>4000</text:p>
          </table:table-cell>
          <table:table-cell table:style-name="ce1" table:formula="of:=[.B14]/100/1000*9.81" office:value-type="float" office:value="0.3924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450" calcext:value-type="float">
            <text:p>450</text:p>
          </table:table-cell>
          <table:table-cell table:formula="of:=5.64^2*4.1" office:value-type="float" office:value="130.41936" calcext:value-type="float">
            <text:p>130.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1477</text:p>
          </table:table-cell>
          <table:table-cell office:value-type="float" office:value="14000" calcext:value-type="float">
            <text:p>14000</text:p>
          </table:table-cell>
          <table:table-cell table:style-name="ce1" table:formula="of:=[.B15]/100/1000*9.81" office:value-type="float" office:value="1.3734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1000" calcext:value-type="float">
            <text:p>1000</text:p>
          </table:table-cell>
          <table:table-cell table:formula="of:=5.64^2*7.6" office:value-type="float" office:value="241.75296" calcext:value-type="float">
            <text:p>241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1478</text:p>
          </table:table-cell>
          <table:table-cell office:value-type="float" office:value="19000" calcext:value-type="float">
            <text:p>19000</text:p>
          </table:table-cell>
          <table:table-cell table:style-name="ce1" table:formula="of:=[.B16]/100/1000*9.81" office:value-type="float" office:value="1.8639" calcext:value-type="float">
            <text:p>1.86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formula="of:=5.64^2*7.6" office:value-type="float" office:value="241.75296" calcext:value-type="float">
            <text:p>241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https://www.pololu.com/product/2267</text:p>
          </table:table-cell>
          <table:table-cell office:value-type="float" office:value="3700" calcext:value-type="float">
            <text:p>3700</text:p>
          </table:table-cell>
          <table:table-cell table:style-name="ce1" table:formula="of:=[.B17]/100/1000*9.81" office:value-type="float" office:value="0.36297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285" calcext:value-type="float">
            <text:p>285</text:p>
          </table:table-cell>
          <table:table-cell table:formula="of:=4.23^2*3.8" office:value-type="float" office:value="67.99302" calcext:value-type="float">
            <text:p>68.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https://www.pololu.com/product/2294</text:p>
          </table:table-cell>
          <table:table-cell office:value-type="float" office:value="66" calcext:value-type="float">
            <text:p>66</text:p>
          </table:table-cell>
          <table:table-cell table:style-name="ce1" table:formula="of:=[.B18]/100/1000*9.81" office:value-type="float" office:value="0.0064746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7" calcext:value-type="float">
            <text:p>27</text:p>
          </table:table-cell>
          <table:table-cell table:formula="of:=1.4^2*3" office:value-type="float" office:value="5.88" calcext:value-type="float">
            <text:p>5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https://www.pololu.com/product/2296</text:p>
          </table:table-cell>
          <table:table-cell office:value-type="float" office:value="1900" calcext:value-type="float">
            <text:p>1900</text:p>
          </table:table-cell>
          <table:table-cell table:style-name="ce1" table:formula="of:=[.B19]/100/1000*9.81" office:value-type="float" office:value="0.1863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140" calcext:value-type="float">
            <text:p>140</text:p>
          </table:table-cell>
          <table:table-cell table:formula="of:=4.2^2*1.86" office:value-type="float" office:value="32.8104" calcext:value-type="float">
            <text:p>32.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https://www.pololu.com/product/2297</text:p>
          </table:table-cell>
          <table:table-cell office:value-type="float" office:value="1000" calcext:value-type="float">
            <text:p>1000</text:p>
          </table:table-cell>
          <table:table-cell table:style-name="ce1" table:formula="of:=[.B20]/100/1000*9.81" office:value-type="float" office:value="0.098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table:formula="of:=5^2*1.1"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www.pololu.com/product/2298</text:p>
          </table:table-cell>
          <table:table-cell office:value-type="float" office:value="850" calcext:value-type="float">
            <text:p>850</text:p>
          </table:table-cell>
          <table:table-cell table:style-name="ce1" table:formula="of:=[.B21]/100/1000*9.81" office:value-type="float" office:value="0.083385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table:formula="of:=4.2^2*1.16" office:value-type="float" office:value="20.4624" calcext:value-type="float">
            <text:p>20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https://www.pololu.com/product/2299</text:p>
          </table:table-cell>
          <table:table-cell office:value-type="float" office:value="2200" calcext:value-type="float">
            <text:p>2200</text:p>
          </table:table-cell>
          <table:table-cell table:style-name="ce1" table:formula="of:=[.B22]/100/1000*9.81" office:value-type="float" office:value="0.2158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150" calcext:value-type="float">
            <text:p>150</text:p>
          </table:table-cell>
          <table:table-cell table:formula="of:=5^2*1.6" office:value-type="float" office:value="40" calcext:value-type="float">
            <text:p>40.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5"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3:44:32.708640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09:24:34.648924336</meta:creation-date>
    <dc:date>2017-12-09T13:48:17.600273562</dc:date>
    <meta:editing-duration>PT27M1S</meta:editing-duration>
    <meta:editing-cycles>24</meta:editing-cycles>
    <meta:generator>LibreOffice/5.1.6.2$Linux_X86_64 LibreOffice_project/10m0$Build-2</meta:generator>
    <meta:document-statistic meta:table-count="1" meta:cell-count="175" meta:object-count="0"/>
  </office:meta>
</office:document-meta>
</file>